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06b55" officeooo:paragraph-rsid="00106b55"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15899" officeooo:paragraph-rsid="00115899" style:font-weight-asian="bold" style:font-weight-complex="bold"/>
    </style:style>
    <style:style style:name="P3" style:family="paragraph" style:parent-style-name="Standard">
      <style:text-properties style:text-underline-style="none" fo:font-weight="normal" officeooo:rsid="00115899" officeooo:paragraph-rsid="00115899" style:font-weight-asian="normal" style:font-weight-complex="normal"/>
    </style:style>
    <style:style style:name="P4" style:family="paragraph" style:parent-style-name="Standard">
      <style:text-properties officeooo:paragraph-rsid="00109c15"/>
    </style:style>
    <style:style style:name="P5" style:family="paragraph" style:parent-style-name="Standard">
      <style:text-properties officeooo:rsid="00109c15" officeooo:paragraph-rsid="00109c15"/>
    </style:style>
    <style:style style:name="P6" style:family="paragraph" style:parent-style-name="Standard">
      <style:text-properties fo:font-size="14pt" style:text-underline-style="solid" style:text-underline-width="auto" style:text-underline-color="font-color" fo:font-weight="bold" officeooo:rsid="0012bcee" officeooo:paragraph-rsid="0012bcee" style:font-size-asian="12.25pt" style:font-weight-asian="bold" style:font-size-complex="14pt" style:font-weight-complex="bold"/>
    </style:style>
    <style:style style:name="P7" style:family="paragraph" style:parent-style-name="Standard">
      <style:text-properties fo:font-size="12pt" style:text-underline-style="solid" style:text-underline-width="auto" style:text-underline-color="font-color" fo:font-weight="bold" officeooo:rsid="0012bcee" officeooo:paragraph-rsid="0012bcee" style:font-size-asian="10.5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bold" officeooo:rsid="0012bcee" officeooo:paragraph-rsid="0014271b" style:font-size-asian="10.5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bold" officeooo:rsid="0014271b" officeooo:paragraph-rsid="0014271b" style:font-size-asian="10.5pt" style:font-weight-asian="bold" style:font-size-complex="12pt" style:font-weight-complex="bold"/>
    </style:style>
    <style:style style:name="P10" style:family="paragraph" style:parent-style-name="Standard">
      <style:text-properties fo:font-size="12pt" style:text-underline-style="none" fo:font-weight="normal" officeooo:rsid="00155e78" officeooo:paragraph-rsid="00155e78"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55e78" officeooo:paragraph-rsid="0018f5ad" style:font-size-asian="10.5pt" style:font-weight-asian="normal" style:font-size-complex="12pt" style:font-weight-complex="normal"/>
    </style:style>
    <style:style style:name="P12" style:family="paragraph" style:parent-style-name="Standard" style:list-style-name="L1">
      <style:text-properties officeooo:rsid="00106b55" officeooo:paragraph-rsid="00106b55"/>
    </style:style>
    <style:style style:name="P13" style:family="paragraph" style:parent-style-name="Standard">
      <style:text-properties style:text-underline-style="solid" style:text-underline-width="auto" style:text-underline-color="font-color" fo:font-weight="bold" officeooo:rsid="00106b55" officeooo:paragraph-rsid="00106b55" style:font-weight-asian="bold" style:font-weight-complex="bold"/>
    </style:style>
    <style:style style:name="P14" style:family="paragraph" style:parent-style-name="Standard" style:list-style-name="L2"/>
    <style:style style:name="P15" style:family="paragraph" style:parent-style-name="Standard">
      <style:text-properties officeooo:rsid="00106b55" officeooo:paragraph-rsid="00109c15" fo:background-color="transparent"/>
    </style:style>
    <style:style style:name="P16" style:family="paragraph" style:parent-style-name="Standard" style:list-style-name="L3">
      <style:text-properties style:text-underline-style="none" fo:font-weight="normal" officeooo:rsid="00115899" officeooo:paragraph-rsid="00115899" style:font-weight-asian="normal" style:font-weight-complex="normal"/>
    </style:style>
    <style:style style:name="P17" style:family="paragraph" style:parent-style-name="Standard">
      <style:text-properties style:text-underline-style="none" fo:font-weight="normal" officeooo:rsid="00115899" officeooo:paragraph-rsid="00115899" style:font-weight-asian="normal" style:font-weight-complex="normal"/>
    </style:style>
    <style:style style:name="P18" style:family="paragraph" style:parent-style-name="Standard">
      <style:text-properties style:text-underline-style="none" fo:font-weight="normal" officeooo:rsid="00203a12" officeooo:paragraph-rsid="00203a12" style:font-weight-asian="normal" style:font-weight-complex="normal"/>
    </style:style>
    <style:style style:name="P19" style:family="paragraph" style:parent-style-name="Standard" style:list-style-name="L3">
      <style:text-properties officeooo:rsid="00115899" officeooo:paragraph-rsid="00115899"/>
    </style:style>
    <style:style style:name="P20" style:family="paragraph" style:parent-style-name="Standard" style:list-style-name="L4">
      <style:text-properties fo:font-size="12pt" style:text-underline-style="none" fo:font-weight="normal" officeooo:rsid="0012bcee" officeooo:paragraph-rsid="0012bcee" style:font-size-asian="10.5pt" style:font-weight-asian="normal" style:font-size-complex="12pt" style:font-weight-complex="normal"/>
    </style:style>
    <style:style style:name="P21" style:family="paragraph" style:parent-style-name="Standard" style:list-style-name="L7">
      <style:text-properties fo:font-size="12pt" style:text-underline-style="none" fo:font-weight="normal" officeooo:rsid="0012bcee" officeooo:paragraph-rsid="0012bcee"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2bcee" officeooo:paragraph-rsid="001e6dba" style:font-size-asian="10.5pt" style:font-weight-asian="normal" style:font-size-complex="12pt" style:font-weight-complex="normal"/>
    </style:style>
    <style:style style:name="P23" style:family="paragraph" style:parent-style-name="Standard" style:list-style-name="L4">
      <style:text-properties fo:font-size="12pt" style:text-underline-style="none" fo:font-weight="normal" officeooo:rsid="0014271b" officeooo:paragraph-rsid="0014271b" style:font-size-asian="10.5pt" style:font-weight-asian="normal" style:font-size-complex="12pt" style:font-weight-complex="normal"/>
    </style:style>
    <style:style style:name="P24" style:family="paragraph" style:parent-style-name="Standard" style:list-style-name="L5">
      <style:text-properties fo:font-size="12pt" style:text-underline-style="none" fo:font-weight="normal" officeooo:rsid="0014271b" officeooo:paragraph-rsid="0014271b" style:font-size-asian="10.5pt" style:font-weight-asian="normal" style:font-size-complex="12pt" style:font-weight-complex="normal"/>
    </style:style>
    <style:style style:name="P25" style:family="paragraph" style:parent-style-name="Standard" style:list-style-name="L7">
      <style:text-properties fo:font-size="12pt" style:text-underline-style="none" fo:font-weight="normal" officeooo:rsid="0014271b" officeooo:paragraph-rsid="0014271b" style:font-size-asian="10.5pt" style:font-weight-asian="normal" style:font-size-complex="12pt" style:font-weight-complex="normal"/>
    </style:style>
    <style:style style:name="P26" style:family="paragraph" style:parent-style-name="Standard" style:list-style-name="L8">
      <style:text-properties fo:font-size="12pt" style:text-underline-style="none" fo:font-weight="normal" officeooo:rsid="00155e78" officeooo:paragraph-rsid="00155e78" style:font-size-asian="10.5pt" style:font-weight-asian="normal" style:font-size-complex="12pt" style:font-weight-complex="normal"/>
    </style:style>
    <style:style style:name="P27" style:family="paragraph" style:parent-style-name="Standard" style:list-style-name="L8">
      <style:text-properties fo:font-size="12pt" style:text-underline-style="none" fo:font-weight="normal" officeooo:rsid="00193717" officeooo:paragraph-rsid="00193717"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753d9" officeooo:paragraph-rsid="0018f5ad"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239897" officeooo:paragraph-rsid="00239897"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23bcb3" officeooo:paragraph-rsid="0023bcb3"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64779" officeooo:paragraph-rsid="00264779" style:font-size-asian="10.5pt" style:font-weight-asian="normal" style:font-size-complex="12pt" style:font-weight-complex="normal"/>
    </style:style>
    <style:style style:name="P32" style:family="paragraph" style:parent-style-name="Standard" style:list-style-name="L11">
      <style:text-properties fo:font-size="12pt" style:text-underline-style="none" fo:font-weight="normal" officeooo:rsid="00264779" officeooo:paragraph-rsid="00264779" style:font-size-asian="10.5pt" style:font-weight-asian="normal" style:font-size-complex="12pt" style:font-weight-complex="normal"/>
    </style:style>
    <style:style style:name="P33" style:family="paragraph" style:parent-style-name="Standard">
      <style:text-properties fo:font-size="12pt" style:text-underline-style="solid" style:text-underline-width="auto" style:text-underline-color="font-color" fo:font-weight="bold" officeooo:rsid="0012bcee" officeooo:paragraph-rsid="0012bcee"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264779" officeooo:paragraph-rsid="00264779" style:font-size-asian="10.5pt" style:font-weight-asian="bold" style:font-size-complex="12pt" style:font-weight-complex="bold"/>
    </style:style>
    <style:style style:name="P35" style:family="paragraph" style:parent-style-name="Standard">
      <style:text-properties fo:font-size="12pt" fo:font-style="normal" style:text-underline-style="none" fo:font-weight="normal" officeooo:rsid="00264779" officeooo:paragraph-rsid="00264779" style:font-size-asian="10.5pt" style:font-style-asian="normal" style:font-weight-asian="normal" style:font-size-complex="12pt" style:font-style-complex="normal" style:font-weight-complex="normal"/>
    </style:style>
    <style:style style:name="P36" style:family="paragraph" style:parent-style-name="Standard" style:list-style-name="L6">
      <style:text-properties officeooo:rsid="0014271b" officeooo:paragraph-rsid="0014271b"/>
    </style:style>
    <style:style style:name="P37" style:family="paragraph" style:parent-style-name="Standard" style:list-style-name="L9">
      <style:text-properties officeooo:paragraph-rsid="0018f5ad"/>
    </style:style>
    <style:style style:name="P38" style:family="paragraph" style:parent-style-name="Standard" style:list-style-name="L10">
      <style:text-properties officeooo:paragraph-rsid="0018f5ad"/>
    </style:style>
    <style:style style:name="T1" style:family="text">
      <style:text-properties officeooo:rsid="00106b55"/>
    </style:style>
    <style:style style:name="T2" style:family="text">
      <style:text-properties fo:background-color="#fff200" loext:char-shading-value="0"/>
    </style:style>
    <style:style style:name="T3" style:family="text">
      <style:text-properties officeooo:rsid="00106b55" fo:background-color="#fff200" loext:char-shading-value="0"/>
    </style:style>
    <style:style style:name="T4" style:family="text">
      <style:text-properties officeooo:rsid="001abc00" fo:background-color="#fff200" loext:char-shading-value="0"/>
    </style:style>
    <style:style style:name="T5" style:family="text">
      <style:text-properties fo:background-color="#fff200" loext:char-shading-value="0"/>
    </style:style>
    <style:style style:name="T6" style:family="text">
      <style:text-properties fo:background-color="transparent" loext:char-shading-value="0"/>
    </style:style>
    <style:style style:name="T7" style:family="text">
      <style:text-properties officeooo:rsid="00106b55" fo:background-color="transparent" loext:char-shading-value="0"/>
    </style:style>
    <style:style style:name="T8" style:family="text">
      <style:text-properties officeooo:rsid="00109c15" fo:background-color="transparent" loext:char-shading-value="0"/>
    </style:style>
    <style:style style:name="T9" style:family="text">
      <style:text-properties officeooo:rsid="0010bb9d" fo:background-color="transparent" loext:char-shading-value="0"/>
    </style:style>
    <style:style style:name="T10" style:family="text">
      <style:text-properties officeooo:rsid="00115899" fo:background-color="transparent" loext:char-shading-value="0"/>
    </style:style>
    <style:style style:name="T11" style:family="text">
      <style:text-properties officeooo:rsid="001e3ff0" fo:background-color="transparent" loext:char-shading-value="0"/>
    </style:style>
    <style:style style:name="T12" style:family="text">
      <style:text-properties fo:font-style="italic" officeooo:rsid="00106b55" style:font-style-asian="italic" style:font-style-complex="italic"/>
    </style:style>
    <style:style style:name="T13" style:family="text">
      <style:text-properties style:text-underline-style="none" fo:font-weight="normal" style:font-weight-asian="normal" style:font-weight-complex="normal"/>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style:text-underline-style="none" fo:font-weight="normal" officeooo:rsid="0012bcee" style:font-size-asian="10.5pt" style:font-weight-asian="normal" style:font-size-complex="12pt" style:font-weight-complex="normal"/>
    </style:style>
    <style:style style:name="T16" style:family="text">
      <style:text-properties fo:font-size="12pt" style:text-underline-style="none" fo:font-weight="normal" officeooo:rsid="00155e78" style:font-size-asian="10.5pt" style:font-weight-asian="normal" style:font-size-complex="12pt" style:font-weight-complex="normal"/>
    </style:style>
    <style:style style:name="T17" style:family="text">
      <style:text-properties fo:font-size="12pt" style:text-underline-style="none" fo:font-weight="normal" officeooo:rsid="001753d9" style:font-size-asian="10.5pt" style:font-weight-asian="normal" style:font-size-complex="12pt" style:font-weight-complex="normal"/>
    </style:style>
    <style:style style:name="T18" style:family="text">
      <style:text-properties fo:font-size="12pt" style:text-underline-style="none" fo:font-weight="normal" officeooo:rsid="0018f5ad" style:font-size-asian="10.5pt" style:font-weight-asian="normal" style:font-size-complex="12pt" style:font-weight-complex="normal"/>
    </style:style>
    <style:style style:name="T19" style:family="text">
      <style:text-properties fo:font-size="12pt" style:text-underline-style="none" fo:font-weight="normal" officeooo:rsid="00193717" style:font-size-asian="10.5pt" style:font-weight-asian="normal" style:font-size-complex="12pt" style:font-weight-complex="normal"/>
    </style:style>
    <style:style style:name="T20" style:family="text">
      <style:text-properties fo:font-size="12pt" style:font-size-asian="10.5pt" style:font-size-complex="12pt"/>
    </style:style>
    <style:style style:name="T21" style:family="text">
      <style:text-properties officeooo:rsid="0014271b"/>
    </style:style>
    <style:style style:name="T22" style:family="text">
      <style:text-properties officeooo:rsid="00155e78"/>
    </style:style>
    <style:style style:name="T23" style:family="text">
      <style:text-properties fo:color="#000000" fo:background-color="#add58a" loext:char-shading-value="0"/>
    </style:style>
    <style:style style:name="T24" style:family="text">
      <style:text-properties fo:background-color="#add58a" loext:char-shading-value="0"/>
    </style:style>
    <style:style style:name="T25" style:family="text">
      <style:text-properties officeooo:rsid="00155e78" fo:background-color="#add58a" loext:char-shading-value="0"/>
    </style:style>
    <style:style style:name="T26" style:family="text">
      <style:text-properties fo:background-color="#f37b70" loext:char-shading-value="0"/>
    </style:style>
    <style:style style:name="T27" style:family="text">
      <style:text-properties officeooo:rsid="0014271b" fo:background-color="#f37b70" loext:char-shading-value="0"/>
    </style:style>
    <style:style style:name="T28" style:family="text">
      <style:text-properties officeooo:rsid="0018f5ad"/>
    </style:style>
    <style:style style:name="T29" style:family="text">
      <style:text-properties style:font-name="Courier New"/>
    </style:style>
    <style:style style:name="T30" style:family="text">
      <style:text-properties style:font-name="Courier New" fo:background-color="#fff200" loext:char-shading-value="0"/>
    </style:style>
    <style:style style:name="T31" style:family="text">
      <style:text-properties style:font-name="Courier New" officeooo:rsid="00106b55" fo:background-color="#fff200" loext:char-shading-value="0"/>
    </style:style>
    <style:style style:name="T32" style:family="text">
      <style:text-properties style:font-name="Courier New" officeooo:rsid="001abc00" fo:background-color="#fff200" loext:char-shading-value="0"/>
    </style:style>
    <style:style style:name="T33" style:family="text">
      <style:text-properties style:font-name="Courier New" fo:background-color="transparent" loext:char-shading-value="0"/>
    </style:style>
    <style:style style:name="T34" style:family="text">
      <style:text-properties style:font-name="Courier New" style:text-underline-style="none" fo:font-weight="normal" style:font-weight-asian="normal" style:font-weight-complex="normal"/>
    </style:style>
    <style:style style:name="T35" style:family="text">
      <style:text-properties style:font-name="Liberation Serif" officeooo:rsid="001abc00" fo:background-color="#fff200" loext:char-shading-value="0"/>
    </style:style>
    <style:style style:name="T36" style:family="text">
      <style:text-properties style:font-name="Courier New"/>
    </style:style>
    <style:style style:name="T37" style:family="text">
      <style:text-properties style:font-name="Courier New" fo:background-color="#fff200" loext:char-shading-value="0"/>
    </style:style>
    <style:style style:name="T38" style:family="text">
      <style:text-properties officeooo:rsid="0023bc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Standard">Any entities in the simulation that are able to move independently should have their own <text:span text:style-name="T29">ChBodyAuxRef</text:span>s. Each <text:span text:style-name="T29">IStage</text:span> subclass must contain a <text:span text:style-name="T29">ChBodyAuxRef</text:span>, because each stage should be able to move independently. <text:span text:style-name="T29">IStage</text:span> objects should be built up of <text:span text:style-name="T29">IStageComponent</text:span>s. It doesn't make sense to define the physical state of a complete rocket stage all in one go, but it should be made easier by building together lots of small components. For example, we should be able to build the stage using:</text:p>
      <text:p text:style-name="Standard"/>
      <text:p text:style-name="Standard"><text:tab/>addComponent(fuelTankComponent, etc)</text:p>
      <text:p text:style-name="Standard"><text:tab/>addComponent(engineComponent, etc)</text:p>
      <text:p text:style-name="Standard"><text:tab/>addComponent(landingLeg, etc)</text:p>
      <text:p text:style-name="Standard"/>
      <text:p text:style-name="Standard">Before these calls the <text:span text:style-name="T29">IStage</text:span>'s <text:span text:style-name="T29">ChBodyAuxRef</text:span> has no physical state. After these calls, it should be FULLY initialised as a physical object with:</text:p>
      <text:p text:style-name="Standard"/>
      <text:list xml:id="list132698943" text:style-name="L1">
        <text:list-item>
          <text:p text:style-name="P12">mass</text:p>
        </text:list-item>
        <text:list-item>
          <text:p text:style-name="P12">inertia</text:p>
        </text:list-item>
        <text:list-item>
          <text:p text:style-name="P12">centre of mass transform in component space</text:p>
        </text:list-item>
        <text:list-item>
          <text:p text:style-name="P12">position on stage transform in stage space</text:p>
        </text:list-item>
      </text:list>
      <text:p text:style-name="Standard"/>
      <text:p text:style-name="Standard">Therefore it follows that each <text:span text:style-name="T29">IStageComponent</text:span> should also have its own instances of these members. When we combine them, the application does all the work of combining them into the total physical state of the stage in the <text:span text:style-name="T29">IStage</text:span>'s <text:span text:style-name="T29">chBodyAuxRef</text:span>.</text:p>
      <text:p text:style-name="Standard"/>
      <text:p text:style-name="Standard">The same sort of thing should happen with the <text:span text:style-name="T29">ILaunchVehicle</text:span> - in this case we replace <text:span text:style-name="T29">IStageComponent</text:span> with <text:span text:style-name="T29">IStage</text:span>, and <text:span text:style-name="T29">IStage</text:span> with <text:span text:style-name="T29">ILaunchVehicle</text:span>. So the <text:span text:style-name="T29">ILaunchVehicle</text:span> will have a combined physical state. </text:p>
      <text:p text:style-name="Standard"/>
      <text:p text:style-name="Standard">The alternative to this system would be to try to use many <text:span text:style-name="T29">ChLink</text:span>s to join together all the physical components of all the stages in the launch vehicle, but this would put a lot of pressure on the simulation and would not be necessary.</text:p>
      <text:p text:style-name="Standard"/>
      <text:p text:style-name="P1">IStageComponents</text:p>
      <text:p text:style-name="Standard">Logically, stage components are divided into two distinct groups.</text:p>
      <text:p text:style-name="Standard"/>
      <text:list xml:id="list193611386" text:style-name="L2">
        <text:list-item>
          <text:p text:style-name="P14">Static - static stage components are fixed in position on the stage. They are used to build the body of the stage, but once this has been completed, they do not move relative to the body. For example, a fuel tank could be described as a static stage component - it adds mass and inertia to the stage, it has a relative position on the stage, but as the vehicle flies, the fuel tanks should not move around (at least on the Falcon 9). Other examples might include miscellaneous mass fixed around the stage. Using this system, with the correct knowledge, it would theoretically be possible to perfectly represent the mass distribution of the Falcon 9, assuming it was a rigid body.</text:p>
        </text:list-item>
      </text:list>
      <text:p text:style-name="Standard"/>
      <text:list xml:id="list14419692492081" text:continue-numbering="true" text:style-name="L2">
        <text:list-item>
          <text:p text:style-name="P14">Dynamic - dynamic components must still remain attached to the stage, but the<text:span text:style-name="T1">ir state </text:span>may <text:span text:style-name="T1">change</text:span> during <text:span text:style-name="T1">the simulation</text:span>. They contribute to the state of the total rigid body (<text:span text:style-name="T29">ChBodyAuxRef</text:span>), but each update they could change in some way. Their mass/centre of mass/inertia might change (fuel that is drained over time) or their transform might change (engines gimballing left right, landing legs deploying etc). This change means that the total state of the IStage's <text:span text:style-name="T29">ChBodyAuxRef</text:span> must be recomputed each update, if one of these components has changed (is 'dirty'). If we had a vehicle with no moving parts, there would <text:soft-page-break/>be no recomputation needed - we could work out the state of the IStage's <text:span text:style-name="T29">ChBodyAuxRef</text:span> once up front, and never have to recompute it again. All components added to it would be classed as static.</text:p>
        </text:list-item>
      </text:list>
      <text:p text:style-name="Standard"/>
      <text:p text:style-name="Standard">One point worth mentioning is that <text:span text:style-name="T30">IstageComponent</text:span><text:span text:style-name="T35">s</text:span><text:span text:style-name="T32"> </text:span><text:span text:style-name="T2">themselve</text:span><text:span text:style-name="T4">s</text:span><text:span text:style-name="T2"> should not be aware of whether or not they are static in the context of begin attached to a launch vehicle stage</text:span>. <text:span text:style-name="T1">We could imagine these components being laid out on the floor of the factory and only having knowledge of the individual state of each. </text:span>They just have the state mentioned above (mass, inertia, CoM etc) and subclasses may or may not have update functions if they happen to be dynamic. For example, a <text:span text:style-name="T29">FuelTank</text:span> class would not need an update function - there is nothing to update (it is just a fixed, solid object), but an <text:span text:style-name="T29">Engine</text:span> class might update its transform on the stage based on actuator gimballing for example. </text:p>
      <text:p text:style-name="Standard"/>
      <text:p text:style-name="P1">Separating Components</text:p>
      <text:p text:style-name="Standard">Given that these are the two types of components needed, we need to work out what the interface for building a stage should look like. What should the programmer have to write to build one stage of a launch vehicle?</text:p>
      <text:p text:style-name="Standard"/>
      <text:p text:style-name="P4">To begin with, <text:span text:style-name="T2">the </text:span><text:span text:style-name="T30">IStage</text:span><text:span text:style-name="T2"> class needs an addComponent(</text:span><text:span text:style-name="T30">IStageComponent</text:span><text:span text:style-name="T2">, staticOrNot) function</text:span>. The stage starts with no state, and after adding lots of components, ends up with a complete state. <text:span text:style-name="T1">Whether or not a component is static (as indicated by param above) determines whether or not it’s state should be used once up front to calculate the </text:span><text:span text:style-name="T12">total</text:span><text:span text:style-name="T1"> static state of the vehicle. </text:span><text:span text:style-name="T3">The </text:span><text:span text:style-name="T31">IStage</text:span><text:span text:style-name="T3"> needs to hold the total static state (mass, inertia, CoM etc).</text:span><text:span text:style-name="T7"> </text:span><text:span text:style-name="T8">This will only be </text:span><text:span text:style-name="T9">complete</text:span><text:span text:style-name="T8"> once the last </text:span><text:span text:style-name="T7">static component has been added </text:span><text:span text:style-name="T10">and once complete, this variable will not need to change.</text:span></text:p>
      <text:p text:style-name="P15"/>
      <text:p text:style-name="P5"><text:span text:style-name="T7">E</text:span><text:span text:style-name="T6">ach time addComponent(</text:span><text:span text:style-name="T33">IStageComponent</text:span><text:span text:style-name="T6">, staticOrNot) is called, if the component is static, this function need</text:span><text:span text:style-name="T10">s</text:span><text:span text:style-name="T6"> to take the existing total static state, combine it with the component passed in, and update the total with the result, </text:span><text:span text:style-name="T9">perhaps using some function called ‘merge(IStageComponent)’</text:span><text:span text:style-name="T6">.</text:span><text:span text:style-name="T10"> </text:span><text:span text:style-name="T11">If the </text:span></text:p>
      <text:p text:style-name="Standard"/>
      <text:p text:style-name="P2">Updating</text:p>
      <text:p text:style-name="P3">During an update, the stage must:</text:p>
      <text:list xml:id="list2757547449" text:style-name="L3">
        <text:list-item>
          <text:p text:style-name="P16">Gather the combined state of all the dynamic components and merge this with the total static state</text:p>
        </text:list-item>
        <text:list-item>
          <text:p text:style-name="P19"><text:span text:style-name="T13">Pass this result to the </text:span><text:span text:style-name="T34">ChBodyAuxRef</text:span></text:p>
        </text:list-item>
        <text:list-item>
          <text:p text:style-name="P16">Move all the components attached to the stage to the correct positions in the world (given the stage’s transform within world, and component’s transforms within stage)</text:p>
        </text:list-item>
        <text:list-item>
          <text:p text:style-name="P16">Sum up all forces/torques acting on the vehicle</text:p>
        </text:list-item>
        <text:list-item>
          <text:p text:style-name="P19"><text:span text:style-name="T13">Update the </text:span><text:span text:style-name="T34">ChBodyAuxRef</text:span></text:p>
        </text:list-item>
      </text:list>
      <text:p text:style-name="P3"/>
      <text:p text:style-name="P6">Components</text:p>
      <text:p text:style-name="P10">Static state is highlighted in <text:span text:style-name="T24">green</text:span>, dynamic state is highlighted in <text:span text:style-name="T26">red</text:span></text:p>
      <text:p text:style-name="P7"/>
      <text:p text:style-name="P7"><text:span text:style-name="T21">Fluid</text:span>Tank</text:p>
      <text:list xml:id="list1269869004" text:style-name="L4">
        <text:list-item>
          <text:p text:style-name="P20">Static component</text:p>
        </text:list-item>
        <text:list-item>
          <text:p text:style-name="P20">Represents a hollow cylinder</text:p>
        </text:list-item>
        <text:list-item>
          <text:p text:style-name="P23"><text:span text:style-name="T23">Mass</text:span>, <text:span text:style-name="T24">CoM</text:span>, <text:span text:style-name="T24">inertia</text:span> and <text:span text:style-name="T24">stage transform</text:span> are constant</text:p>
        </text:list-item>
      </text:list>
      <text:p text:style-name="P9"/>
      <text:p text:style-name="P9">Propellant</text:p>
      <text:list xml:id="list2190890236" text:style-name="L5">
        <text:list-item>
          <text:p text:style-name="P24">Dynamic component</text:p>
        </text:list-item>
        <text:list-item>
          <text:p text:style-name="P24"><text:soft-page-break/>Represents a cylinder of fuel</text:p>
        </text:list-item>
        <text:list-item>
          <text:p text:style-name="P24"><text:span text:style-name="T26">Mass</text:span>, <text:span text:style-name="T26">CoM</text:span>, and <text:span text:style-name="T26">inertia</text:span> change as propellant is used up</text:p>
        </text:list-item>
        <text:list-item>
          <text:p text:style-name="P24"><text:span text:style-name="T24">Stage transform</text:span> is constant</text:p>
        </text:list-item>
      </text:list>
      <text:p text:style-name="P8"/>
      <text:p text:style-name="P8">Engine</text:p>
      <text:list xml:id="list2881624650" text:style-name="L6">
        <text:list-item>
          <text:p text:style-name="P36"><text:span text:style-name="T15">R</text:span><text:span text:style-name="T14">epresents a single engine unit</text:span></text:p>
        </text:list-item>
      </text:list>
      <text:list xml:id="list935756230" text:style-name="L7">
        <text:list-item>
          <text:p text:style-name="P25"><text:span text:style-name="T24">Mass</text:span>, <text:span text:style-name="T24">CoM</text:span> <text:span text:style-name="T22">and </text:span><text:span text:style-name="T25">i</text:span><text:span text:style-name="T24">nertia</text:span> are constant</text:p>
        </text:list-item>
        <text:list-item>
          <text:p text:style-name="P21"><text:span text:style-name="T27">Stage t</text:span><text:span text:style-name="T26">ransform</text:span> changes with TVC motion</text:p>
          <text:p text:style-name="P21"/>
        </text:list-item>
      </text:list>
      <text:p text:style-name="P7">LandingLeg</text:p>
      <text:list xml:id="list447279720" text:style-name="L8">
        <text:list-item>
          <text:p text:style-name="P26">Dynamic component</text:p>
        </text:list-item>
        <text:list-item>
          <text:p text:style-name="P26"><text:span text:style-name="T24">Mass</text:span>, <text:span text:style-name="T24">CoM</text:span>, and <text:span text:style-name="T24">inertia</text:span> are constant</text:p>
        </text:list-item>
        <text:list-item>
          <text:p text:style-name="P27"><text:span text:style-name="T26">Stage transform</text:span> changes as leg deploys</text:p>
        </text:list-item>
      </text:list>
      <text:p text:style-name="P10"/>
      <text:p text:style-name="P11">This component is an interesting case, because we want to attach it to the stage with joints. </text:p>
      <text:p text:style-name="P11"/>
      <text:list xml:id="list1916549296" text:style-name="L9">
        <text:list-item>
          <text:p text:style-name="P37"><text:span text:style-name="T18">The j</text:span><text:span text:style-name="T16">oint at the hinge between the A-frame and the base of the stage </text:span><text:span text:style-name="T18">could be implemented using a </text:span><text:a xlink:type="simple" xlink:href="http://api.projectchrono.org/classchrono_1_1_ch_link_revolute.html" text:style-name="Internet_20_link" text:visited-style-name="Visited_20_Internet_20_Link"><text:span text:style-name="T19">chrono::ChLinkLockRevolute</text:span></text:a><text:span text:style-name="T18"> (examples </text:span><text:a xlink:type="simple" xlink:href="http://api.projectchrono.org/tutorial_demo_tracks.html" text:style-name="Internet_20_link" text:visited-style-name="Visited_20_Internet_20_Link">here</text:a><text:span text:style-name="T18">)</text:span></text:p>
        </text:list-item>
      </text:list>
      <text:list xml:id="list2341391562" text:style-name="L10">
        <text:list-item>
          <text:p text:style-name="P38"><text:span text:style-name="T17">TelescopingPiston and Pusher entities could be implemented using </text:span><text:a xlink:type="simple" xlink:href="http://api.projectchrono.org/classchrono_1_1_ch_link_motor_linear_force.html" text:style-name="Internet_20_link" text:visited-style-name="Visited_20_Internet_20_Link"><text:span text:style-name="T19">chrono::ChLinkLinearForce</text:span></text:a><text:span text:style-name="T28">s (examples </text:span><text:a xlink:type="simple" xlink:href="http://api.projectchrono.org/tutorial_demo_motors.html" text:style-name="Internet_20_link" text:visited-style-name="Visited_20_Internet_20_Link"><text:span text:style-name="T28">here</text:span></text:a><text:span text:style-name="T28">)</text:span></text:p>
        </text:list-item>
      </text:list>
      <text:p text:style-name="P11"/>
      <text:p text:style-name="P28">To save computation and make the simulation more stable, the landing legs could be effectively treated as static components until they deploy.</text:p>
      <text:p text:style-name="P7"/>
      <text:p text:style-name="P7">GridFin</text:p>
      <text:p text:style-name="P7"/>
      <text:p text:style-name="P7"/>
      <text:p text:style-name="P7"/>
      <text:p text:style-name="P7"/>
      <text:p text:style-name="P7"/>
      <text:p text:style-name="P29">The weld-link system appears to still be a possibility despite original speed concerns. It therefore might still make sense to <text:span text:style-name="T5">give each </text:span><text:span text:style-name="T37">IStageComponent</text:span><text:span text:style-name="T5"> its own </text:span><text:span text:style-name="T37">attachToStage</text:span><text:span text:style-name="T5"> pure virtual function</text:span>. Sticking with the same sort of idea planned earlier, some components should still logically be static and fixed on the stage, like the fuel tanks. Therefore, these components should add themselves to the static fixed state of the IStage.</text:p>
      <text:p text:style-name="P29"/>
      <text:p text:style-name="P29">But then should each stage component contain a <text:span text:style-name="T29">chrono::ChBodyAuxRef</text:span> or not? Components like a landing leg will have to have their own <text:span text:style-name="T29">ChBody</text:span> to be joined with joints and springs etc, but <text:span text:style-name="T38">components like a fuel tank do not.</text:span></text:p>
      <text:p text:style-name="P29"/>
      <text:p text:style-name="P30">This would suggest that the base class IStageComponent should not contain a <text:span text:style-name="T29">ChBody</text:span>. Subclasses would each need to contain their own <text:span text:style-name="T29">ChBody</text:span>. All <text:span text:style-name="T29">IStageComponent</text:span>s will have the attachToStage function though. Components can implement this function however they like as long as the end result is that they are completely added to the stage, ready for flight.</text:p>
      <text:p text:style-name="P7"/>
      <text:p text:style-name="P34"/>
      <text:p text:style-name="P34"/>
      <text:p text:style-name="P34"/>
      <text:p text:style-name="P34"/>
      <text:p text:style-name="P34"/>
      <text:p text:style-name="P34"/>
      <text:p text:style-name="P34"/>
      <text:p text:style-name="P34"><text:soft-page-break/>Propellant system</text:p>
      <text:p text:style-name="P31">The propellant system should be broken down into two basic types of entities:</text:p>
      <text:list xml:id="list2288482485" text:style-name="L11">
        <text:list-item>
          <text:p text:style-name="P32">CylinderTank</text:p>
        </text:list-item>
        <text:list-item>
          <text:p text:style-name="P32">Fluid</text:p>
        </text:list-item>
      </text:list>
      <text:p text:style-name="P31">Each CylinderTank will own one instance of a Fluid</text:p>
      <text:p text:style-name="P31"/>
      <text:p text:style-name="P34">CylinderTank</text:p>
      <text:p text:style-name="P35">This is a very simple component. We specify the properties of a thick-walled cylinder, and can work out a mass, CoM and inertia tensor straight away. This state should be merged with the state of the IStage in attachToStage.</text:p>
      <text:p text:style-name="P31"/>
      <text:list xml:id="list14419819866635" text:continue-numbering="true" text:style-name="L11">
        <text:list-header>
          <text:p text:style-name="P32"/>
        </text:list-header>
      </text:list>
      <text:p text:style-name="P31"/>
      <text:p text:style-name="P7"/>
      <text:p text:style-name="P22"/>
      <text:p text:style-name="P22"/>
      <text:p text:style-name="P22"/>
      <text:p text:style-name="P22"/>
      <text:p text:style-name="P18"><text:span text:style-name="T20"/></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3:33:51.316177570</meta:creation-date>
    <dc:date>2019-06-10T01:44:19.208925882</dc:date>
    <meta:editing-duration>PT10H44M57S</meta:editing-duration>
    <meta:editing-cycles>2</meta:editing-cycles>
    <meta:generator>LibreOffice/6.0.7.3$Linux_X86_64 LibreOffice_project/00m0$Build-3</meta:generator>
    <meta:document-statistic meta:table-count="0" meta:image-count="0" meta:object-count="0" meta:page-count="4" meta:paragraph-count="65" meta:word-count="1297" meta:character-count="7788" meta:non-whitespace-character-count="6577"/>
  </office:meta>
</office:document-meta>
</file>